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S. Isaac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10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68 W. 88<text:span text:style-name="T2">th</text:span><text:span text:style-name="T3"> St./</text:span></text:p>
      <text:p text:style-name="P3"><text:span text:style-name="T3">N. Y., Sept 10</text:span><text:span text:style-name="T2">th</text:span><text:span text:style-name="T3"> 1893./</text:span></text:p>
      <text:p text:style-name="P2"><text:span text:style-name="T3">My dear Dr. Morais:/</text:span></text:p>
      <text:p text:style-name="P2"><text:span text:style-name="T3"><text:tab/>Just a few/ lines of hearty congratulations/ that you are back again at your/ post &amp; of sincere wishes for/ your happiness &amp; continued activity/ during the coming year./ <text:s/>Yours Truly,/ A. S. Isaac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40:20.91</meta:creation-date>
    <dc:date>2011-12-15T14:45:11.87</dc:date>
    <dc:creator>Penn Libraries</dc:creator>
    <meta:editing-duration>PT00H04M5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13" meta:character-count="1523"/>
  </office:meta>
</office:document-meta>
</file>